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1.02cm" fo:min-width="4.15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1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_5f_-notes">
      <style:graphic-properties draw:fill-color="#ffffff" fo:min-height="13.364cm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style:paragraph-properties fo:text-align="center"/>
      <style:text-properties style:font-size-asian="20pt" style:font-size-complex="20pt"/>
    </style:style>
    <style:style style:name="P19" style:family="paragraph">
      <style:text-properties style:font-size-asian="20pt" style:font-size-complex="20pt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31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line-height="120%" fo:text-align="start" style:writing-mode="lr-tb"/>
    </style:style>
    <style:style style:name="P38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0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1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2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43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5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Courier New1" style:font-size-complex="2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text:span text:style-name="T4"> 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ass</text:span><text:span text:style-name="T6"> Line {</text:span></text:p>
            <text:p><text:span text:style-name="T6"><text:tab/></text:span><text:span text:style-name="T6">Point p1, p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2">
              <table:table-cell table:style-name="ce2">
                <text:p text:style-name="P11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10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0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15"><text:span text:style-name="T13">Heap:</text:span></text:p>
              </table:table-cell>
              <table:table-cell/>
              <table:table-cell>
                <text:p text:style-name="P10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7" draw:layer="layout" svg:width="23.876cm" svg:height="1.27cm" svg:x="0.846cm" svg:y="17.018cm" presentation:class="outline" presentation:user-transformed="true">
          <draw:text-box>
            <text:p text:style-name="P16"><text:span text:style-name="T14">int </text:span><text:span text:style-name="T15">main () { <text:s/>Line line; } </text:span></text:p>
            <text:p text:style-name="P16"><text:span text:style-name="T15">…</text:span></text:p>
            <text:p text:style-name="P16"><text:span text:style-name="T15">delete pline;</text:span></text:p>
            <text:p text:style-name="P16"><text:span text:style-name="T15"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18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 text:style-name="P19"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 text:style-name="P19"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 text:style-name="P19"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20"><text:span text:style-name="T18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2" draw:layer="layout" svg:width="8.545cm" svg:height="1.419cm" svg:x="11.174cm" svg:y="27.01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7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3.969cm" svg:height="3.809cm" svg:x="11.43cm" svg:y="14.817cm">
          <text:p text:style-name="P29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0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31" draw:layer="layout" svg:width="13.969cm" svg:height="3.809cm" svg:x="11.43cm" svg:y="14.817cm">
          <text:p text:style-name="P29"><text:span text:style-name="T27">// Answer: small to large</text:span></text:p>
          <text:p text:style-name="P29"><text:span text:style-name="T26">A – parameterless ctor</text:span></text:p>
          <text:p text:style-name="P29"><text:span text:style-name="T26">A – parameterless ctor</text:span></text:p>
          <text:p text:style-name="P29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3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13.969cm" svg:height="3.809cm" svg:x="11.43cm" svg:y="14.817cm">
          <text:p text:style-name="P29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</text:span></text:p>
            <text:p text:style-name="P23"><text:span text:style-name="T21"><text:s/></text:span><text:span text:style-name="T21">A() { … }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6" draw:layer="layout" svg:width="13.496cm" svg:height="9.905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</text:span></text:p>
          <text:p text:style-name="P25"><text:span text:style-name="T24"><text:s text:c="3"/></text:span><text:span text:style-name="T24">B() {...}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6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30" draw:layer="layout" svg:width="13.969cm" svg:height="3.809cm" svg:x="11.43cm" svg:y="14.817cm">
          <text:p text:style-name="P29"><text:span text:style-name="T27">// Answer: large to small</text:span></text:p>
          <text:p text:style-name="P29"><text:span text:style-name="T26">B - dtor</text:span></text:p>
          <text:p text:style-name="P29"><text:span text:style-name="T26">A – dtor</text:span></text:p>
          <text:p text:style-name="P29"><text:span text:style-name="T26">A – dtor</text:span></text:p>
          <text:p text:style-name="P29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Rectangle 7" draw:style-name="gr18" draw:text-style-name="P33" draw:layer="layout" svg:width="18.474cm" svg:height="2.539cm" svg:x="6.138cm" svg:y="15.24cm">
          <text:p text:style-name="P29"><text:span text:style-name="T30">// compilation error</text:span></text:p>
          <text:p text:style-name="P29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4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7" draw:layer="layout" svg:width="17.94cm" svg:height="9.907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_5f_" presentation:presentation-page-layout-name="AL2T11">
        <office:forms form:automatic-focus="false" form:apply-design-mode="false"/>
        <draw:frame draw:name="Rectangle 2" presentation:style-name="pr11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12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3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מלבן 1" draw:style-name="gr22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5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6" draw:layer="layout" svg:width="16.036cm" svg:height="10.921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</text:span></text:p>
          <text:p text:style-name="P25"><text:span text:style-name="T32"><text:s text:c="3"/></text:span><text:span text:style-name="T32">: _a1(5), _a2(10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7" draw:layer="layout" svg:width="12.699cm" svg:height="14.17cm" svg:x="12.7cm" svg:y="2.963cm">
          <text:p text:style-name="P37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) </text:span></text:p>
          <text:p text:style-name="P37"><text:span text:style-name="T32"><text:s text:c="2"/></text:span><text:span text:style-name="T32">:_a1 (i), _a2(2*i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7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24" draw:text-style-name="P38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39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4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6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- Java-like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5cm" svg:x="12.171cm" svg:y="2.54cm">
          <text:p text:style-name="P37"><text:span text:style-name="T38">class</text:span><text:span text:style-name="T39"> B { </text:span><text:span text:style-name="T39"><text:line-break/></text:span><text:span text:style-name="T39">   A *_ap; </text:span><text:span text:style-name="T39"><text:line-break/></text:span><text:span text:style-name="T38">public</text:span><text:span text:style-name="T39">: </text:span><text:span text:style-name="T39"><text:line-break/></text:span><text:span text:style-name="T39">   B(</text:span><text:span text:style-name="T38">int</text:span><text:span text:style-name="T39"> i); </text:span><text:span text:style-name="T39"><text:line-break/></text:span><text:span text:style-name="T32"> <text:s text:c="2"/>~B();</text:span><text:span text:style-name="T32"><text:line-break/></text:span><text:span text:style-name="T32">}; </text:span></text:p>
          <text:p text:style-name="P37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40"><text:span text:style-name="T40"/></text:p>
          <text:p text:style-name="P40"><text:span text:style-name="T33">B::~B() {</text:span></text:p>
          <text:p text:style-name="P40"><text:span text:style-name="T33"><text:s text:c="3"/></text:span><text:span text:style-name="T33">delete _ap;</text:span></text:p>
          <text:p text:style-name="P37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7" draw:text-style-name="P41" draw:layer="layout" svg:width="7.619cm" svg:height="4.021cm" svg:x="1.058cm" svg:y="2.328cm">
          <text:p text:style-name="P37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42" draw:layer="layout" svg:width="11.641cm" svg:height="2.319cm" svg:x="13.547cm" svg:y="16.223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9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3cm" svg:x="12.171cm" svg:y="2.54cm">
          <text:p text:style-name="P37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</text:span></text:p>
          <text:p text:style-name="P37"><text:span text:style-name="T32"><text:s text:c="3"/></text:span><text:span text:style-name="T32">~B();</text:span><text:span text:style-name="T32"><text:line-break/></text:span><text:span text:style-name="T32">}; </text:span></text:p>
          <text:p text:style-name="P37"><text:span text:style-name="T32"><text:line-break/></text:span><text:span text:style-name="T32">B::B(</text:span><text:span text:style-name="T31">int</text:span><text:span text:style-name="T32"> i) </text:span></text:p>
          <text:p text:style-name="P37"><text:span text:style-name="T32"><text:s text:c="3"/></text:span><text:span text:style-name="T32">: _ap (</text:span><text:span text:style-name="T31">new</text:span><text:span text:style-name="T32"> A(i)) <text:s/></text:span></text:p>
          <text:p text:style-name="P37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7"><text:span text:style-name="T33">B::~B() {</text:span></text:p>
          <text:p text:style-name="P37"><text:span text:style-name="T33"><text:s text:c="3"/></text:span><text:span text:style-name="T33">delete _ap;</text:span></text:p>
          <text:p text:style-name="P37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30" draw:text-style-name="P43" draw:layer="layout" svg:width="7.619cm" svg:height="4.021cm" svg:x="1.058cm" svg:y="2.328cm">
          <text:p text:style-name="P37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45" draw:layer="layout" svg:width="11.641cm" svg:height="2.319cm" svg:x="13.547cm" svg:y="16.51cm">
          <text:p text:style-name="P44"><text:span text:style-name="T36">// </text:span><text:span text:style-name="T36">output</text:span></text:p>
          <text:p text:style-name="P44"><text:span text:style-name="T37">A (2)</text:span></text:p>
          <text:p text:style-name="P44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9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6" draw:text-style-name="P27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41">Advantages of using initialization list <text:s/></text:span><text:span text:style-name="T4">(folder 0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3.706cm" svg:height="7.747cm" svg:x="0.847cm" svg:y="3.175cm" presentation:class="outline" presentation:user-transformed="true">
          <draw:text-box>
            <text:list text:style-name="L4">
              <text:list-item>
                <text:p text:style-name="P46"><text:span text:style-name="T42">Faster – no need for default initializaiton.</text:span></text:p>
              </text:list-item>
              <text:list-item>
                <text:p text:style-name="P46"><text:span text:style-name="T42">Safer – be sure that all components are ready.</text:span></text:p>
              </text:list-item>
              <text:list-item>
                <text:p text:style-name="P46"><text:span text:style-name="T42">Can initialize constants and reference variables.</text:span></text:p>
              </text:list-item>
              <text:list-item>
                <text:p text:style-name="P46"><text:span text:style-name="T42">Can initialize parent class.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21</meta:editing-cycles>
    <meta:print-date>1999-11-04T13:06:28</meta:print-date>
    <meta:creation-date>1999-10-10T10:49:40</meta:creation-date>
    <dc:date>2019-06-04T11:18:02.738356917</dc:date>
    <meta:editing-duration>P26DT22H32M34S</meta:editing-duration>
    <meta:generator>LibreOffice/6.1.5.2$Linux_X86_64 LibreOffice_project/10$Build-2</meta:generator>
    <dc:creator>Erel Segal-Halevi</dc:creator>
    <meta:document-statistic meta:object-count="1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